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 table:number-rows-repeated="248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 table:number-rows-repeated="29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5:57:41.463676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6:01:58.323961911</dc:date>
    <meta:editing-duration>PT16H20M56S</meta:editing-duration>
    <meta:editing-cycles>207</meta:editing-cycles>
    <meta:generator>LibreOffice/4.2.8.2$Linux_X86_64 LibreOffice_project/420m0$Build-2</meta:generator>
    <meta:document-statistic meta:table-count="4" meta:cell-count="4381" meta:object-count="0"/>
  </office:meta>
</office:document-meta>
</file>